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taCodec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neta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etaCodec.deserialze( DefaultJSONParser parser , Type type , Object field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